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" table:style-name="ta1" table:print="false">
        <table:table-column table:style-name="co1" table:number-columns-repeated="43" table:default-cell-style-name="Default"/>
        <table:table-row table:style-name="ro1">
          <table:table-cell office:value-type="string">
            <text:p>transect</text:p>
          </table:table-cell>
          <table:table-cell office:value-type="string">
            <text:p>resp</text:p>
          </table:table-cell>
          <table:table-cell office:value-type="string">
            <text:p>date</text:p>
          </table:table-cell>
          <table:table-cell office:value-type="string">
            <text:p>coef</text:p>
          </table:table-cell>
          <table:table-cell office:value-type="string">
            <text:p>mode</text:p>
          </table:table-cell>
          <table:table-cell office:value-type="string">
            <text:p>d.chenal</text:p>
          </table:table-cell>
          <table:table-cell office:value-type="string">
            <text:p>d.mer</text:p>
          </table:table-cell>
          <table:table-cell office:value-type="string">
            <text:p>alt</text:p>
          </table:table-cell>
          <table:table-cell office:value-type="string">
            <text:p>surf</text:p>
          </table:table-cell>
          <table:table-cell office:value-type="string">
            <text:p>p.roc</text:p>
          </table:table-cell>
          <table:table-cell office:value-type="string">
            <text:p>p.moul</text:p>
          </table:table-cell>
          <table:table-cell office:value-type="string">
            <text:p>p.huit</text:p>
          </table:table-cell>
          <table:table-cell office:value-type="string">
            <text:p>p.bala</text:p>
          </table:table-cell>
          <table:table-cell office:value-type="string">
            <text:p>p.alg</text:p>
          </table:table-cell>
          <table:table-cell office:value-type="string">
            <text:p>p.encr</text:p>
          </table:table-cell>
          <table:table-cell office:value-type="string">
            <text:p>p.eau</text:p>
          </table:table-cell>
          <table:table-cell office:value-type="string">
            <text:p>s.flaq</text:p>
          </table:table-cell>
          <table:table-cell office:value-type="string">
            <text:p>d.flaq</text:p>
          </table:table-cell>
          <table:table-cell office:value-type="string">
            <text:p>Bitret</text:p>
          </table:table-cell>
          <table:table-cell office:value-type="string">
            <text:p>Gibcin</text:p>
          </table:table-cell>
          <table:table-cell office:value-type="string">
            <text:p>Gibsp.</text:p>
          </table:table-cell>
          <table:table-cell office:value-type="string">
            <text:p>Gibtum</text:p>
          </table:table-cell>
          <table:table-cell office:value-type="string">
            <text:p>Litlit</text:p>
          </table:table-cell>
          <table:table-cell office:value-type="string">
            <text:p>Litobt</text:p>
          </table:table-cell>
          <table:table-cell office:value-type="string">
            <text:p>Litrud</text:p>
          </table:table-cell>
          <table:table-cell office:value-type="string">
            <text:p>Litsax</text:p>
          </table:table-cell>
          <table:table-cell office:value-type="string">
            <text:p>Monlin</text:p>
          </table:table-cell>
          <table:table-cell office:value-type="string">
            <text:p>Nasinc</text:p>
          </table:table-cell>
          <table:table-cell office:value-type="string">
            <text:p>Naspyg</text:p>
          </table:table-cell>
          <table:table-cell office:value-type="string">
            <text:p>Nasret</text:p>
          </table:table-cell>
          <table:table-cell office:value-type="string">
            <text:p>Oceeri</text:p>
          </table:table-cell>
          <table:table-cell office:value-type="string">
            <text:p>Patsp.</text:p>
          </table:table-cell>
          <table:table-cell office:value-type="string">
            <text:p>Rispar</text:p>
          </table:table-cell>
          <table:table-cell office:value-type="string">
            <text:p>Thalap</text:p>
          </table:table-cell>
          <table:table-cell office:value-type="string">
            <text:p>sp</text:p>
          </table:table-cell>
          <table:table-cell office:value-type="string">
            <text:p>haut</text:p>
          </table:table-cell>
          <table:table-cell office:value-type="string">
            <text:p>larg</text:p>
          </table:table-cell>
          <table:table-cell office:value-type="string">
            <text:p>peri</text:p>
          </table:table-cell>
          <table:table-cell office:value-type="string">
            <text:p>pred</text:p>
          </table:table-cell>
          <table:table-cell office:value-type="string">
            <text:p>coul</text:p>
          </table:table-cell>
          <table:table-cell office:value-type="string">
            <text:p>text</text:p>
          </table:table-cell>
          <table:table-cell office:value-type="string">
            <text:p>epizo</text:p>
          </table:table-cell>
          <table:table-cell office:value-type="string">
            <text:p>masse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3.1</text:p>
          </table:table-cell>
          <table:table-cell office:value-type="string">
            <text:p>18.4</text:p>
          </table:table-cell>
          <table:table-cell office:value-type="string">
            <text:p>6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2.9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1.1</text:p>
          </table:table-cell>
          <table:table-cell office:value-type="string">
            <text:p>16.6</text:p>
          </table:table-cell>
          <table:table-cell office:value-type="string">
            <text:p>6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8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2.2</text:p>
          </table:table-cell>
          <table:table-cell office:value-type="string">
            <text:p>14.5</text:p>
          </table:table-cell>
          <table:table-cell office:value-type="string">
            <text:p>6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6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1.2</text:p>
          </table:table-cell>
          <table:table-cell office:value-type="string">
            <text:p>16.8</text:p>
          </table:table-cell>
          <table:table-cell office:value-type="float" office:value="6">
            <text:p>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9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8.6</text:p>
          </table:table-cell>
          <table:table-cell office:value-type="string">
            <text:p>13.3</text:p>
          </table:table-cell>
          <table:table-cell office:value-type="string">
            <text:p>4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7.8</text:p>
          </table:table-cell>
          <table:table-cell office:value-type="string">
            <text:p>12.2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9</text:p>
          </table:table-cell>
          <table:table-cell office:value-type="string">
            <text:p>11.8</text:p>
          </table:table-cell>
          <table:table-cell office:value-type="string">
            <text:p>3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7.1</text:p>
          </table:table-cell>
          <table:table-cell office:value-type="string">
            <text:p>11.9</text:p>
          </table:table-cell>
          <table:table-cell office:value-type="string">
            <text:p>3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3.9</text:p>
          </table:table-cell>
          <table:table-cell office:value-type="float" office:value="7">
            <text:p>7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3.5</text:p>
          </table:table-cell>
          <table:table-cell office:value-type="string">
            <text:p>7.9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4.9</text:p>
          </table:table-cell>
          <table:table-cell office:value-type="string">
            <text:p>8.1</text:p>
          </table:table-cell>
          <table:table-cell office:value-type="string">
            <text:p>3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3.6</text:p>
          </table:table-cell>
          <table:table-cell office:value-type="string">
            <text:p>6.5</text:p>
          </table:table-cell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3.5</text:p>
          </table:table-cell>
          <table:table-cell office:value-type="string">
            <text:p>8.5</text:p>
          </table:table-cell>
          <table:table-cell office:value-type="string">
            <text:p>4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2.2</text:p>
          </table:table-cell>
          <table:table-cell office:value-type="string">
            <text:p>7.7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2.5</text:p>
          </table:table-cell>
          <table:table-cell office:value-type="string">
            <text:p>9.4</text:p>
          </table:table-cell>
          <table:table-cell office:value-type="string">
            <text:p>4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float" office:value="10">
            <text:p>10</text:p>
          </table:table-cell>
          <table:table-cell office:value-type="string">
            <text:p>6.1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4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7.7</text:p>
          </table:table-cell>
          <table:table-cell office:value-type="string">
            <text:p>5.1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3.6</text:p>
          </table:table-cell>
          <table:table-cell office:value-type="string">
            <text:p>7.9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2.1</text:p>
          </table:table-cell>
          <table:table-cell office:value-type="string">
            <text:p>7.4</text:p>
          </table:table-cell>
          <table:table-cell office:value-type="string">
            <text:p>4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1.6</text:p>
          </table:table-cell>
          <table:table-cell office:value-type="string">
            <text:p>6.4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float" office:value="12">
            <text:p>12</text:p>
          </table:table-cell>
          <table:table-cell office:value-type="string">
            <text:p>7.8</text:p>
          </table:table-cell>
          <table:table-cell office:value-type="string">
            <text:p>3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4.3</text:p>
          </table:table-cell>
          <table:table-cell office:value-type="string">
            <text:p>10.1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alap</text:p>
          </table:table-cell>
          <table:table-cell office:value-type="string">
            <text:p>21.4</text:p>
          </table:table-cell>
          <table:table-cell office:value-type="float" office:value="15">
            <text:p>15</text:p>
          </table:table-cell>
          <table:table-cell office:value-type="string">
            <text:p>5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2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3.9</text:p>
          </table:table-cell>
          <table:table-cell office:value-type="string">
            <text:p>10.5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2</text:p>
          </table:table-cell>
          <table:table-cell office:value-type="string">
            <text:p>13.8</text:p>
          </table:table-cell>
          <table:table-cell office:value-type="string">
            <text:p>5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6.5</text:p>
          </table:table-cell>
          <table:table-cell office:value-type="string">
            <text:p>11.2</text:p>
          </table:table-cell>
          <table:table-cell office:value-type="string">
            <text:p>6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9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5</text:p>
          </table:table-cell>
          <table:table-cell office:value-type="float" office:value="8">
            <text:p>8</text:p>
          </table:table-cell>
          <table:table-cell office:value-type="string">
            <text:p>5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4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float" office:value="12">
            <text:p>12</text:p>
          </table:table-cell>
          <table:table-cell office:value-type="string">
            <text:p>7.5</text:p>
          </table:table-cell>
          <table:table-cell office:value-type="string">
            <text:p>5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3</text:p>
          </table:table-cell>
          <table:table-cell office:value-type="string">
            <text:p>11.2</text:p>
          </table:table-cell>
          <table:table-cell office:value-type="string">
            <text:p>3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0.1</text:p>
          </table:table-cell>
          <table:table-cell office:value-type="string">
            <text:p>6.7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9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8</text:p>
          </table:table-cell>
          <table:table-cell office:value-type="string">
            <text:p>9.9</text:p>
          </table:table-cell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9.3</text:p>
          </table:table-cell>
          <table:table-cell office:value-type="string">
            <text:p>6.5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4">
            <text:p>4</text:p>
          </table:table-cell>
          <table:table-cell office:value-type="string">
            <text:p>7.9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6.8</text:p>
          </table:table-cell>
          <table:table-cell office:value-type="float" office:value="4">
            <text:p>4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3.3</text:p>
          </table:table-cell>
          <table:table-cell office:value-type="string">
            <text:p>2.2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5.3</text:p>
          </table:table-cell>
          <table:table-cell office:value-type="string">
            <text:p>3.5</text:p>
          </table:table-cell>
          <table:table-cell office:value-type="string">
            <text:p>1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9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5.5</text:p>
          </table:table-cell>
          <table:table-cell office:value-type="string">
            <text:p>3.6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3.6</text:p>
          </table:table-cell>
          <table:table-cell office:value-type="string">
            <text:p>2.4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sret</text:p>
          </table:table-cell>
          <table:table-cell office:value-type="string">
            <text:p>21.8</text:p>
          </table:table-cell>
          <table:table-cell office:value-type="string">
            <text:p>10.9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sret</text:p>
          </table:table-cell>
          <table:table-cell office:value-type="string">
            <text:p>20.1</text:p>
          </table:table-cell>
          <table:table-cell office:value-type="float" office:value="11">
            <text:p>11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sret</text:p>
          </table:table-cell>
          <table:table-cell office:value-type="string">
            <text:p>20.3</text:p>
          </table:table-cell>
          <table:table-cell office:value-type="string">
            <text:p>10.9</text:p>
          </table:table-cell>
          <table:table-cell office:value-type="string">
            <text:p>1.9</text:p>
          </table:table-cell>
          <table:table-cell office:value-type="string">
            <text:p>non</text:p>
          </table:table-cell>
          <table:table-cell office:value-type="string">
            <text:p>rayures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nlin</text:p>
          </table:table-cell>
          <table:table-cell office:value-type="string">
            <text:p>8.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7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nlin</text:p>
          </table:table-cell>
          <table:table-cell office:value-type="float" office:value="8">
            <text:p>8</text:p>
          </table:table-cell>
          <table:table-cell office:value-type="string">
            <text:p>10.8</text:p>
          </table:table-cell>
          <table:table-cell office:value-type="string">
            <text:p>3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nlin</text:p>
          </table:table-cell>
          <table:table-cell office:value-type="float" office:value="10">
            <text:p>10</text:p>
          </table:table-cell>
          <table:table-cell office:value-type="string">
            <text:p>14.2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9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nlin</text:p>
          </table:table-cell>
          <table:table-cell office:value-type="float" office:value="10">
            <text:p>10</text:p>
          </table:table-cell>
          <table:table-cell office:value-type="string">
            <text:p>13.3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1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nlin</text:p>
          </table:table-cell>
          <table:table-cell office:value-type="string">
            <text:p>9.4</text:p>
          </table:table-cell>
          <table:table-cell office:value-type="string">
            <text:p>13.5</text:p>
          </table:table-cell>
          <table:table-cell office:value-type="string">
            <text:p>4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8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bsp.</text:p>
          </table:table-cell>
          <table:table-cell office:value-type="float" office:value="6">
            <text:p>6</text:p>
          </table:table-cell>
          <table:table-cell office:value-type="string">
            <text:p>9.7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3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bsp.</text:p>
          </table:table-cell>
          <table:table-cell office:value-type="string">
            <text:p>6.6</text:p>
          </table:table-cell>
          <table:table-cell office:value-type="string">
            <text:p>9.1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3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bsp.</text:p>
          </table:table-cell>
          <table:table-cell office:value-type="string">
            <text:p>5.9</text:p>
          </table:table-cell>
          <table:table-cell office:value-type="string">
            <text:p>9.8</text:p>
          </table:table-cell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2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bsp.</text:p>
          </table:table-cell>
          <table:table-cell office:value-type="string">
            <text:p>5.9</text:p>
          </table:table-cell>
          <table:table-cell office:value-type="string">
            <text:p>9.5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bsp.</text:p>
          </table:table-cell>
          <table:table-cell office:value-type="string">
            <text:p>6.2</text:p>
          </table:table-cell>
          <table:table-cell office:value-type="string">
            <text:p>9.3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float" office:value="10">
            <text:p>10</text:p>
          </table:table-cell>
          <table:table-cell office:value-type="string">
            <text:p>15.5</text:p>
          </table:table-cell>
          <table:table-cell office:value-type="string">
            <text:p>7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2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9.5</text:p>
          </table:table-cell>
          <table:table-cell office:value-type="string">
            <text:p>11.1</text:p>
          </table:table-cell>
          <table:table-cell office:value-type="string">
            <text:p>5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1.9</text:p>
          </table:table-cell>
          <table:table-cell office:value-type="string">
            <text:p>14.5</text:p>
          </table:table-cell>
          <table:table-cell office:value-type="string">
            <text:p>6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1.7</text:p>
          </table:table-cell>
          <table:table-cell office:value-type="string">
            <text:p>13.8</text:p>
          </table:table-cell>
          <table:table-cell office:value-type="string">
            <text:p>6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5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8.8</text:p>
          </table:table-cell>
          <table:table-cell office:value-type="string">
            <text:p>11.5</text:p>
          </table:table-cell>
          <table:table-cell office:value-type="string">
            <text:p>4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5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9.1</text:p>
          </table:table-cell>
          <table:table-cell office:value-type="string">
            <text:p>11.7</text:p>
          </table:table-cell>
          <table:table-cell office:value-type="string">
            <text:p>5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float" office:value="8">
            <text:p>8</text:p>
          </table:table-cell>
          <table:table-cell office:value-type="string">
            <text:p>11.4</text:p>
          </table:table-cell>
          <table:table-cell office:value-type="string">
            <text:p>5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8.4</text:p>
          </table:table-cell>
          <table:table-cell office:value-type="string">
            <text:p>12.1</text:p>
          </table:table-cell>
          <table:table-cell office:value-type="string">
            <text:p>4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1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8.4</text:p>
          </table:table-cell>
          <table:table-cell office:value-type="string">
            <text:p>11.3</text:p>
          </table:table-cell>
          <table:table-cell office:value-type="string">
            <text:p>5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9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4.1</text:p>
          </table:table-cell>
          <table:table-cell office:value-type="string">
            <text:p>7.2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alap</text:p>
          </table:table-cell>
          <table:table-cell office:value-type="float" office:value="22">
            <text:p>22</text:p>
          </table:table-cell>
          <table:table-cell office:value-type="string">
            <text:p>12.4</text:p>
          </table:table-cell>
          <table:table-cell office:value-type="string">
            <text:p>4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1.7</text:p>
          </table:table-cell>
          <table:table-cell office:value-type="string">
            <text:p>8.7</text:p>
          </table:table-cell>
          <table:table-cell office:value-type="string">
            <text:p>4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4.8</text:p>
          </table:table-cell>
          <table:table-cell office:value-type="string">
            <text:p>11.8</text:p>
          </table:table-cell>
          <table:table-cell office:value-type="string">
            <text:p>6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5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sret</text:p>
          </table:table-cell>
          <table:table-cell office:value-type="string">
            <text:p>11.2</text:p>
          </table:table-cell>
          <table:table-cell office:value-type="string">
            <text:p>12.6</text:p>
          </table:table-cell>
          <table:table-cell office:value-type="string">
            <text:p>5.4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2.8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9.7</text:p>
          </table:table-cell>
          <table:table-cell office:value-type="string">
            <text:p>13.4</text:p>
          </table:table-cell>
          <table:table-cell office:value-type="string">
            <text:p>6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7.5</text:p>
          </table:table-cell>
          <table:table-cell office:value-type="string">
            <text:p>9.9</text:p>
          </table:table-cell>
          <table:table-cell office:value-type="float" office:value="5">
            <text:p>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0.6</text:p>
          </table:table-cell>
          <table:table-cell office:value-type="string">
            <text:p>13.6</text:p>
          </table:table-cell>
          <table:table-cell office:value-type="string">
            <text:p>6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9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8.6</text:p>
          </table:table-cell>
          <table:table-cell office:value-type="float" office:value="12">
            <text:p>12</text:p>
          </table:table-cell>
          <table:table-cell office:value-type="string">
            <text:p>5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10.6</text:p>
          </table:table-cell>
          <table:table-cell office:value-type="string">
            <text:p>14.3</text:p>
          </table:table-cell>
          <table:table-cell office:value-type="string">
            <text:p>5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Litlit</text:p>
          </table:table-cell>
          <table:table-cell office:value-type="float" office:value="15">
            <text:p>15</text:p>
          </table:table-cell>
          <table:table-cell office:value-type="string">
            <text:p>11.9</text:p>
          </table:table-cell>
          <table:table-cell office:value-type="string">
            <text:p>5.4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1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3.5</text:p>
          </table:table-cell>
          <table:table-cell office:value-type="string">
            <text:p>9.8</text:p>
          </table:table-cell>
          <table:table-cell office:value-type="string">
            <text:p>5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4.8</text:p>
          </table:table-cell>
          <table:table-cell office:value-type="string">
            <text:p>11.4</text:p>
          </table:table-cell>
          <table:table-cell office:value-type="string">
            <text:p>5.2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9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Litlit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4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0.2</text:p>
          </table:table-cell>
          <table:table-cell office:value-type="string">
            <text:p>7.4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9</text:p>
          </table:table-cell>
          <table:table-cell office:value-type="string">
            <text:p>11.3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6</text:p>
          </table:table-cell>
          <table:table-cell office:value-type="string">
            <text:p>11.3</text:p>
          </table:table-cell>
          <table:table-cell office:value-type="string">
            <text:p>4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4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1</text:p>
          </table:table-cell>
          <table:table-cell office:value-type="string">
            <text:p>9.2</text:p>
          </table:table-cell>
          <table:table-cell office:value-type="string">
            <text:p>3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4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4</text:p>
          </table:table-cell>
          <table:table-cell office:value-type="string">
            <text:p>10.6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2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8">
            <text:p>8</text:p>
          </table:table-cell>
          <table:table-cell office:value-type="string">
            <text:p>11.1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6</text:p>
          </table:table-cell>
          <table:table-cell office:value-type="string">
            <text:p>14.3</text:p>
          </table:table-cell>
          <table:table-cell office:value-type="float" office:value="5">
            <text:p>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6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2</text:p>
          </table:table-cell>
          <table:table-cell office:value-type="string">
            <text:p>10.9</text:p>
          </table:table-cell>
          <table:table-cell office:value-type="string">
            <text:p>4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2.2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7</text:p>
          </table:table-cell>
          <table:table-cell office:value-type="string">
            <text:p>10.8</text:p>
          </table:table-cell>
          <table:table-cell office:value-type="string">
            <text:p>3.9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5</text:p>
          </table:table-cell>
          <table:table-cell office:value-type="string">
            <text:p>11.1</text:p>
          </table:table-cell>
          <table:table-cell office:value-type="string">
            <text:p>3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string">
            <text:p>9.7</text:p>
          </table:table-cell>
          <table:table-cell office:value-type="string">
            <text:p>3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9</text:p>
          </table:table-cell>
          <table:table-cell office:value-type="string">
            <text:p>10.6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6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10.7</text:p>
          </table:table-cell>
          <table:table-cell office:value-type="string">
            <text:p>15.2</text:p>
          </table:table-cell>
          <table:table-cell office:value-type="string">
            <text:p>4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5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float" office:value="9">
            <text:p>9</text:p>
          </table:table-cell>
          <table:table-cell office:value-type="string">
            <text:p>14.8</text:p>
          </table:table-cell>
          <table:table-cell office:value-type="string">
            <text:p>4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5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9.7</text:p>
          </table:table-cell>
          <table:table-cell office:value-type="string">
            <text:p>14.5</text:p>
          </table:table-cell>
          <table:table-cell office:value-type="string">
            <text:p>5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4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9.7</text:p>
          </table:table-cell>
          <table:table-cell office:value-type="string">
            <text:p>13.7</text:p>
          </table:table-cell>
          <table:table-cell office:value-type="string">
            <text:p>5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2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8.9</text:p>
          </table:table-cell>
          <table:table-cell office:value-type="string">
            <text:p>14.8</text:p>
          </table:table-cell>
          <table:table-cell office:value-type="string">
            <text:p>6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8.7</text:p>
          </table:table-cell>
          <table:table-cell office:value-type="string">
            <text:p>13.9</text:p>
          </table:table-cell>
          <table:table-cell office:value-type="string">
            <text:p>5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8.4</text:p>
          </table:table-cell>
          <table:table-cell office:value-type="string">
            <text:p>13.8</text:p>
          </table:table-cell>
          <table:table-cell office:value-type="float" office:value="5">
            <text:p>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4.2</text:p>
          </table:table-cell>
          <table:table-cell office:value-type="string">
            <text:p>10.8</text:p>
          </table:table-cell>
          <table:table-cell office:value-type="string">
            <text:p>4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5</text:p>
          </table:table-cell>
          <table:table-cell office:value-type="float" office:value="10">
            <text:p>10</text:p>
          </table:table-cell>
          <table:table-cell office:value-type="string">
            <text:p>3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float" office:value="6">
            <text:p>6</text:p>
          </table:table-cell>
          <table:table-cell office:value-type="string">
            <text:p>10.5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9.4</text:p>
          </table:table-cell>
          <table:table-cell office:value-type="string">
            <text:p>14.7</text:p>
          </table:table-cell>
          <table:table-cell office:value-type="string">
            <text:p>5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8</text:p>
          </table:table-cell>
          <table:table-cell office:value-type="string">
            <text:p>10.8</text:p>
          </table:table-cell>
          <table:table-cell office:value-type="string">
            <text:p>4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1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2.5</text:p>
          </table:table-cell>
          <table:table-cell office:value-type="string">
            <text:p>9.4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2.2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5.2</text:p>
          </table:table-cell>
          <table:table-cell office:value-type="string">
            <text:p>10.1</text:p>
          </table:table-cell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7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10.3</text:p>
          </table:table-cell>
          <table:table-cell office:value-type="string">
            <text:p>12.6</text:p>
          </table:table-cell>
          <table:table-cell office:value-type="string">
            <text:p>3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6</text:p>
          </table:table-cell>
          <table:table-cell office:value-type="string">
            <text:p>10.2</text:p>
          </table:table-cell>
          <table:table-cell office:value-type="string">
            <text:p>3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nlin</text:p>
          </table:table-cell>
          <table:table-cell office:value-type="string">
            <text:p>11.9</text:p>
          </table:table-cell>
          <table:table-cell office:value-type="string">
            <text:p>15.9</text:p>
          </table:table-cell>
          <table:table-cell office:value-type="string">
            <text:p>6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2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nlin</text:p>
          </table:table-cell>
          <table:table-cell office:value-type="string">
            <text:p>11.9</text:p>
          </table:table-cell>
          <table:table-cell office:value-type="string">
            <text:p>16.1</text:p>
          </table:table-cell>
          <table:table-cell office:value-type="string">
            <text:p>6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5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3.6</text:p>
          </table:table-cell>
          <table:table-cell office:value-type="string">
            <text:p>8.7</text:p>
          </table:table-cell>
          <table:table-cell office:value-type="float" office:value="5">
            <text:p>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3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1.4</text:p>
          </table:table-cell>
          <table:table-cell office:value-type="string">
            <text:p>7.5</text:p>
          </table:table-cell>
          <table:table-cell office:value-type="string">
            <text:p>4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9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float" office:value="9">
            <text:p>9</text:p>
          </table:table-cell>
          <table:table-cell office:value-type="string">
            <text:p>6.3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0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1.4</text:p>
          </table:table-cell>
          <table:table-cell office:value-type="float" office:value="8">
            <text:p>8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9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5.3</text:p>
          </table:table-cell>
          <table:table-cell office:value-type="float" office:value="11">
            <text:p>11</text:p>
          </table:table-cell>
          <table:table-cell office:value-type="string">
            <text:p>4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2.1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7</text:p>
          </table:table-cell>
          <table:table-cell office:value-type="float" office:value="11">
            <text:p>11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8.3</text:p>
          </table:table-cell>
          <table:table-cell office:value-type="string">
            <text:p>10.4</text:p>
          </table:table-cell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2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6</text:p>
          </table:table-cell>
          <table:table-cell office:value-type="string">
            <text:p>10.7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9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8</text:p>
          </table:table-cell>
          <table:table-cell office:value-type="string">
            <text:p>10.3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5.2</text:p>
          </table:table-cell>
          <table:table-cell office:value-type="string">
            <text:p>9.4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string">
            <text:p>9.9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2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4.8</text:p>
          </table:table-cell>
          <table:table-cell office:value-type="string">
            <text:p>10.2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5.3</text:p>
          </table:table-cell>
          <table:table-cell office:value-type="string">
            <text:p>10.3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1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string">
            <text:p>10.1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4.7</text:p>
          </table:table-cell>
          <table:table-cell office:value-type="string">
            <text:p>10.3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0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5.8</text:p>
          </table:table-cell>
          <table:table-cell office:value-type="string">
            <text:p>10.8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9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float" office:value="8">
            <text:p>8</text:p>
          </table:table-cell>
          <table:table-cell office:value-type="string">
            <text:p>5.9</text:p>
          </table:table-cell>
          <table:table-cell office:value-type="string">
            <text:p>1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9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2</text:p>
          </table:table-cell>
          <table:table-cell office:value-type="string">
            <text:p>11.1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7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string">
            <text:p>9.4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9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4</text:p>
          </table:table-cell>
          <table:table-cell office:value-type="string">
            <text:p>10.2</text:p>
          </table:table-cell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7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5</text:p>
          </table:table-cell>
          <table:table-cell office:value-type="float" office:value="10">
            <text:p>10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3.2</text:p>
          </table:table-cell>
          <table:table-cell office:value-type="string">
            <text:p>8.6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2</text:p>
          </table:table-cell>
          <table:table-cell office:value-type="string">
            <text:p>8.4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9</text:p>
          </table:table-cell>
          <table:table-cell office:value-type="float" office:value="11">
            <text:p>11</text:p>
          </table:table-cell>
          <table:table-cell office:value-type="string">
            <text:p>4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7</text:p>
          </table:table-cell>
          <table:table-cell office:value-type="float" office:value="11">
            <text:p>11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3</text:p>
          </table:table-cell>
          <table:table-cell office:value-type="string">
            <text:p>7.1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string">
            <text:p>6.6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5</text:p>
          </table:table-cell>
          <table:table-cell office:value-type="string">
            <text:p>6.8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2</text:p>
          </table:table-cell>
          <table:table-cell office:value-type="string">
            <text:p>5.5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0.8</text:p>
          </table:table-cell>
          <table:table-cell office:value-type="string">
            <text:p>7.4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1.2</text:p>
          </table:table-cell>
          <table:table-cell office:value-type="float" office:value="9">
            <text:p>9</text:p>
          </table:table-cell>
          <table:table-cell office:value-type="string">
            <text:p>3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8.7</text:p>
          </table:table-cell>
          <table:table-cell office:value-type="string">
            <text:p>12.2</text:p>
          </table:table-cell>
          <table:table-cell office:value-type="string">
            <text:p>4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2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7</text:p>
          </table:table-cell>
          <table:table-cell office:value-type="float" office:value="11">
            <text:p>11</text:p>
          </table:table-cell>
          <table:table-cell office:value-type="string">
            <text:p>3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7.1</text:p>
          </table:table-cell>
          <table:table-cell office:value-type="string">
            <text:p>10.5</text:p>
          </table:table-cell>
          <table:table-cell office:value-type="string">
            <text:p>3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9.2</text:p>
          </table:table-cell>
          <table:table-cell office:value-type="string">
            <text:p>12.9</text:p>
          </table:table-cell>
          <table:table-cell office:value-type="string">
            <text:p>4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4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float" office:value="9">
            <text:p>9</text:p>
          </table:table-cell>
          <table:table-cell office:value-type="string">
            <text:p>10.6</text:p>
          </table:table-cell>
          <table:table-cell office:value-type="string">
            <text:p>3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9.9</text:p>
          </table:table-cell>
          <table:table-cell office:value-type="string">
            <text:p>11.5</text:p>
          </table:table-cell>
          <table:table-cell office:value-type="string">
            <text:p>4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3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7.5</text:p>
          </table:table-cell>
          <table:table-cell office:value-type="string">
            <text:p>9.5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5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cin</text:p>
          </table:table-cell>
          <table:table-cell office:value-type="string">
            <text:p>8.4</text:p>
          </table:table-cell>
          <table:table-cell office:value-type="string">
            <text:p>9.3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6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5.3</text:p>
          </table:table-cell>
          <table:table-cell office:value-type="string">
            <text:p>4.4</text:p>
          </table:table-cell>
          <table:table-cell office:value-type="string">
            <text:p>0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3.0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3.6</text:p>
          </table:table-cell>
          <table:table-cell office:value-type="string">
            <text:p>3.4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9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22.5</text:p>
          </table:table-cell>
          <table:table-cell office:value-type="string">
            <text:p>11.9</text:p>
          </table:table-cell>
          <table:table-cell office:value-type="string">
            <text:p>2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2.0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2</text:p>
          </table:table-cell>
          <table:table-cell office:value-type="string">
            <text:p>8.2</text:p>
          </table:table-cell>
          <table:table-cell office:value-type="string">
            <text:p>1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2</text:p>
          </table:table-cell>
          <table:table-cell office:value-type="string">
            <text:p>6.5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3.5</text:p>
          </table:table-cell>
          <table:table-cell office:value-type="string">
            <text:p>7.8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1</text:p>
          </table:table-cell>
          <table:table-cell office:value-type="string">
            <text:p>8.2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NA</text:p>
          </table:table-cell>
          <table:table-cell office:value-type="string">
            <text:p>3.6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6.9</text:p>
          </table:table-cell>
          <table:table-cell office:value-type="string">
            <text:p>5.5</text:p>
          </table:table-cell>
          <table:table-cell office:value-type="string">
            <text:p>1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6</text:p>
          </table:table-cell>
          <table:table-cell office:value-type="string">
            <text:p>9.8</text:p>
          </table:table-cell>
          <table:table-cell office:value-type="string">
            <text:p>2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3</text:p>
          </table:table-cell>
          <table:table-cell office:value-type="string">
            <text:p>6.9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2</text:p>
          </table:table-cell>
          <table:table-cell office:value-type="string">
            <text:p>10.8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6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3.7</text:p>
          </table:table-cell>
          <table:table-cell office:value-type="string">
            <text:p>7.6</text:p>
          </table:table-cell>
          <table:table-cell office:value-type="string">
            <text:p>2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2</text:p>
          </table:table-cell>
          <table:table-cell office:value-type="string">
            <text:p>7.2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1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lin</text:p>
          </table:table-cell>
          <table:table-cell office:value-type="string">
            <text:p>8.7</text:p>
          </table:table-cell>
          <table:table-cell office:value-type="string">
            <text:p>12.8</text:p>
          </table:table-cell>
          <table:table-cell office:value-type="string">
            <text:p>5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5.7</text:p>
          </table:table-cell>
          <table:table-cell office:value-type="string">
            <text:p>12.4</text:p>
          </table:table-cell>
          <table:table-cell office:value-type="string">
            <text:p>4.6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6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5.8</text:p>
          </table:table-cell>
          <table:table-cell office:value-type="string">
            <text:p>12.3</text:p>
          </table:table-cell>
          <table:table-cell office:value-type="string">
            <text:p>5.1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1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tlit</text:p>
          </table:table-cell>
          <table:table-cell office:value-type="string">
            <text:p>17.3</text:p>
          </table:table-cell>
          <table:table-cell office:value-type="string">
            <text:p>12.6</text:p>
          </table:table-cell>
          <table:table-cell office:value-type="string">
            <text:p>5.1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3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sret</text:p>
          </table:table-cell>
          <table:table-cell office:value-type="string">
            <text:p>10.7</text:p>
          </table:table-cell>
          <table:table-cell office:value-type="string">
            <text:p>12.3</text:p>
          </table:table-cell>
          <table:table-cell office:value-type="string">
            <text:p>3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3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sret</text:p>
          </table:table-cell>
          <table:table-cell office:value-type="string">
            <text:p>10.4</text:p>
          </table:table-cell>
          <table:table-cell office:value-type="string">
            <text:p>11.9</text:p>
          </table:table-cell>
          <table:table-cell office:value-type="string">
            <text:p>3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float" office:value="6">
            <text:p>6</text:p>
          </table:table-cell>
          <table:table-cell office:value-type="string">
            <text:p>10.2</text:p>
          </table:table-cell>
          <table:table-cell office:value-type="string">
            <text:p>4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3</text:p>
          </table:table-cell>
          <table:table-cell office:value-type="float" office:value="10">
            <text:p>10</text:p>
          </table:table-cell>
          <table:table-cell office:value-type="string">
            <text:p>3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8.4</text:p>
          </table:table-cell>
          <table:table-cell office:value-type="string">
            <text:p>11.6</text:p>
          </table:table-cell>
          <table:table-cell office:value-type="string">
            <text:p>4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3.6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8.7</text:p>
          </table:table-cell>
          <table:table-cell office:value-type="float" office:value="12">
            <text:p>12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6.4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6.1</text:p>
          </table:table-cell>
          <table:table-cell office:value-type="string">
            <text:p>9.6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bsp.</text:p>
          </table:table-cell>
          <table:table-cell office:value-type="string">
            <text:p>5.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2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3</text:p>
          </table:table-cell>
          <table:table-cell office:value-type="string">
            <text:p>9.7</text:p>
          </table:table-cell>
          <table:table-cell office:value-type="string">
            <text:p>2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9</text:p>
          </table:table-cell>
          <table:table-cell office:value-type="string">
            <text:p>10.3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4</text:p>
          </table:table-cell>
          <table:table-cell office:value-type="string">
            <text:p>10.5</text:p>
          </table:table-cell>
          <table:table-cell office:value-type="string">
            <text:p>2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3.1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9</text:p>
          </table:table-cell>
          <table:table-cell office:value-type="string">
            <text:p>11.1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3.9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3.2</text:p>
          </table:table-cell>
          <table:table-cell office:value-type="string">
            <text:p>8.2</text:p>
          </table:table-cell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4.0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9</text:p>
          </table:table-cell>
          <table:table-cell office:value-type="string">
            <text:p>9.3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3.7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2.3</text:p>
          </table:table-cell>
          <table:table-cell office:value-type="string">
            <text:p>6.7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4.3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obt</text:p>
          </table:table-cell>
          <table:table-cell office:value-type="string">
            <text:p>2.8</text:p>
          </table:table-cell>
          <table:table-cell office:value-type="string">
            <text:p>5.4</text:p>
          </table:table-cell>
          <table:table-cell office:value-type="string">
            <text:p>0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2.4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obt</text:p>
          </table:table-cell>
          <table:table-cell office:value-type="string">
            <text:p>4.5</text:p>
          </table:table-cell>
          <table:table-cell office:value-type="string">
            <text:p>8.7</text:p>
          </table:table-cell>
          <table:table-cell office:value-type="string">
            <text:p>1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19.2</text:p>
          </table:table-cell>
          <table:table-cell office:value-type="float" office:value="11">
            <text:p>11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2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4</text:p>
          </table:table-cell>
          <table:table-cell office:value-type="string">
            <text:p>8.2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6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8</text:p>
          </table:table-cell>
          <table:table-cell office:value-type="string">
            <text:p>9.2</text:p>
          </table:table-cell>
          <table:table-cell office:value-type="string">
            <text:p>2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5</text:p>
          </table:table-cell>
          <table:table-cell office:value-type="float" office:value="9">
            <text:p>9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8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6</text:p>
          </table:table-cell>
          <table:table-cell office:value-type="string">
            <text:p>8.6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4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1</text:p>
          </table:table-cell>
          <table:table-cell office:value-type="string">
            <text:p>7.6</text:p>
          </table:table-cell>
          <table:table-cell office:value-type="string">
            <text:p>2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8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1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tobt</text:p>
          </table:table-cell>
          <table:table-cell office:value-type="string">
            <text:p>3.6</text:p>
          </table:table-cell>
          <table:table-cell office:value-type="float" office:value="4">
            <text:p>4</text:p>
          </table:table-cell>
          <table:table-cell office:value-type="string">
            <text:p>1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bsp.</text:p>
          </table:table-cell>
          <table:table-cell office:value-type="string">
            <text:p>6.9</text:p>
          </table:table-cell>
          <table:table-cell office:value-type="string">
            <text:p>9.5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bsp.</text:p>
          </table:table-cell>
          <table:table-cell office:value-type="string">
            <text:p>7.1</text:p>
          </table:table-cell>
          <table:table-cell office:value-type="string">
            <text:p>10.5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2.4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bsp.</text:p>
          </table:table-cell>
          <table:table-cell office:value-type="string">
            <text:p>7.4</text:p>
          </table:table-cell>
          <table:table-cell office:value-type="string">
            <text:p>11.5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1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bsp.</text:p>
          </table:table-cell>
          <table:table-cell office:value-type="string">
            <text:p>5.3</text:p>
          </table:table-cell>
          <table:table-cell office:value-type="string">
            <text:p>7.9</text:p>
          </table:table-cell>
          <table:table-cell office:value-type="string">
            <text:p>1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0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bsp.</text:p>
          </table:table-cell>
          <table:table-cell office:value-type="string">
            <text:p>4.1</text:p>
          </table:table-cell>
          <table:table-cell office:value-type="string">
            <text:p>8.6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Lit.obt</text:p>
          </table:table-cell>
          <table:table-cell office:value-type="string">
            <text:p>4.5</text:p>
          </table:table-cell>
          <table:table-cell office:value-type="string">
            <text:p>5.3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Litlit</text:p>
          </table:table-cell>
          <table:table-cell table:number-columns-repeated="3"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Litlit</text:p>
          </table:table-cell>
          <table:table-cell office:value-type="string">
            <text:p>11.6</text:p>
          </table:table-cell>
          <table:table-cell office:value-type="string">
            <text:p>8.1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11.2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11.3</text:p>
          </table:table-cell>
          <table:table-cell office:value-type="string">
            <text:p>5.4</text:p>
          </table:table-cell>
          <table:table-cell office:value-type="string">
            <text:p>0.4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7</text:p>
          </table:table-cell>
          <table:table-cell office:value-type="string">
            <text:p>9.8</text:p>
          </table:table-cell>
          <table:table-cell office:value-type="string">
            <text:p>2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9</text:p>
          </table:table-cell>
          <table:table-cell office:value-type="string">
            <text:p>9.2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6</text:p>
          </table:table-cell>
          <table:table-cell office:value-type="string">
            <text:p>9.3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2.4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1.4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.cin</text:p>
          </table:table-cell>
          <table:table-cell office:value-type="string">
            <text:p>8.1</text:p>
          </table:table-cell>
          <table:table-cell office:value-type="float" office:value="11">
            <text:p>11</text:p>
          </table:table-cell>
          <table:table-cell office:value-type="string">
            <text:p>3.7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.</text:p>
          </table:table-cell>
          <table:table-cell office:value-type="string">
            <text:p>9.5</text:p>
          </table:table-cell>
          <table:table-cell office:value-type="string">
            <text:p>13.3</text:p>
          </table:table-cell>
          <table:table-cell office:value-type="string">
            <text:p>4.4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4</text:p>
          </table:table-cell>
          <table:table-cell office:value-type="float" office:value="9">
            <text:p>9</text:p>
          </table:table-cell>
          <table:table-cell office:value-type="string">
            <text:p>3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3</text:p>
          </table:table-cell>
          <table:table-cell office:value-type="string">
            <text:p>11.2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6</text:p>
          </table:table-cell>
          <table:table-cell office:value-type="string">
            <text:p>11.1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0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8</text:p>
          </table:table-cell>
          <table:table-cell office:value-type="string">
            <text:p>9.7</text:p>
          </table:table-cell>
          <table:table-cell office:value-type="float" office:value="3">
            <text:p>3</text:p>
          </table:table-cell>
          <table:table-cell office:value-type="string">
            <text:p>oui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float" office:value="13">
            <text:p>13</text:p>
          </table:table-cell>
          <table:table-cell office:value-type="string">
            <text:p>7.7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2.2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tlit</text:p>
          </table:table-cell>
          <table:table-cell office:value-type="float" office:value="9">
            <text:p>9</text:p>
          </table:table-cell>
          <table:table-cell office:value-type="string">
            <text:p>5.5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3.0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5.5</text:p>
          </table:table-cell>
          <table:table-cell office:value-type="string">
            <text:p>7.5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3.9</text:p>
          </table:table-cell>
          <table:table-cell office:value-type="string">
            <text:p>4.8</text:p>
          </table:table-cell>
          <table:table-cell office:value-type="string">
            <text:p>1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non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3.8</text:p>
          </table:table-cell>
          <table:table-cell office:value-type="string">
            <text:p>4.4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non</text:p>
          </table:table-cell>
          <table:table-cell office:value-type="string">
            <text:p>0.3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3.3</text:p>
          </table:table-cell>
          <table:table-cell office:value-type="string">
            <text:p>3.9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non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9</text:p>
          </table:table-cell>
          <table:table-cell office:value-type="string">
            <text:p>10.6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9</text:p>
          </table:table-cell>
          <table:table-cell office:value-type="string">
            <text:p>10.4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5">
            <text:p>5</text:p>
          </table:table-cell>
          <table:table-cell office:value-type="string">
            <text:p>9.7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9</text:p>
          </table:table-cell>
          <table:table-cell office:value-type="string">
            <text:p>10.4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4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3</text:p>
          </table:table-cell>
          <table:table-cell office:value-type="string">
            <text:p>11.8</text:p>
          </table:table-cell>
          <table:table-cell office:value-type="string">
            <text:p>3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1</text:p>
          </table:table-cell>
          <table:table-cell office:value-type="string">
            <text:p>10.4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4</text:p>
          </table:table-cell>
          <table:table-cell office:value-type="string">
            <text:p>11.2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13.8</text:p>
          </table:table-cell>
          <table:table-cell office:value-type="string">
            <text:p>16.1</text:p>
          </table:table-cell>
          <table:table-cell office:value-type="string">
            <text:p>4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2.8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ceeri</text:p>
          </table:table-cell>
          <table:table-cell office:value-type="float" office:value="17">
            <text:p>17</text:p>
          </table:table-cell>
          <table:table-cell office:value-type="string">
            <text:p>19.1</text:p>
          </table:table-cell>
          <table:table-cell office:value-type="string">
            <text:p>4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10.4</text:p>
          </table:table-cell>
          <table:table-cell office:value-type="string">
            <text:p>14.5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8.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5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1</text:p>
          </table:table-cell>
          <table:table-cell office:value-type="string">
            <text:p>10.7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3.1</text:p>
          </table:table-cell>
          <table:table-cell office:value-type="string">
            <text:p>6.7</text:p>
          </table:table-cell>
          <table:table-cell office:value-type="string">
            <text:p>0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NA</text:p>
          </table:table-cell>
          <table:table-cell office:value-type="string">
            <text:p>6.3</text:p>
          </table:table-cell>
          <table:table-cell office:value-type="string">
            <text:p>1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NA</text:p>
          </table:table-cell>
          <table:table-cell office:value-type="string">
            <text:p>5.7</text:p>
          </table:table-cell>
          <table:table-cell office:value-type="string">
            <text:p>0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NA</text:p>
          </table:table-cell>
          <table:table-cell office:value-type="string">
            <text:p>3.8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9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7">
            <text:p>7</text:p>
          </table:table-cell>
          <table:table-cell office:value-type="string">
            <text:p>10.4</text:p>
          </table:table-cell>
          <table:table-cell office:value-type="string">
            <text:p>2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4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6.9</text:p>
          </table:table-cell>
          <table:table-cell office:value-type="string">
            <text:p>8.8</text:p>
          </table:table-cell>
          <table:table-cell office:value-type="string">
            <text:p>1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6.6</text:p>
          </table:table-cell>
          <table:table-cell office:value-type="string">
            <text:p>8.5</text:p>
          </table:table-cell>
          <table:table-cell office:value-type="string">
            <text:p>1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NA</text:p>
          </table:table-cell>
          <table:table-cell office:value-type="string">
            <text:p>5.7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NA</text:p>
          </table:table-cell>
          <table:table-cell office:value-type="string">
            <text:p>5.2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5.6</text:p>
          </table:table-cell>
          <table:table-cell office:value-type="string">
            <text:p>13.3</text:p>
          </table:table-cell>
          <table:table-cell office:value-type="string">
            <text:p>1.6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3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8.4</text:p>
          </table:table-cell>
          <table:table-cell office:value-type="string">
            <text:p>13.6</text:p>
          </table:table-cell>
          <table:table-cell office:value-type="string">
            <text:p>2.1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1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8.9</text:p>
          </table:table-cell>
          <table:table-cell office:value-type="string">
            <text:p>14.3</text:p>
          </table:table-cell>
          <table:table-cell office:value-type="string">
            <text:p>2.2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7.4</text:p>
          </table:table-cell>
          <table:table-cell office:value-type="string">
            <text:p>12.5</text:p>
          </table:table-cell>
          <table:table-cell office:value-type="string">
            <text:p>1.8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float" office:value="28">
            <text:p>28</text:p>
          </table:table-cell>
          <table:table-cell office:value-type="string">
            <text:p>15.1</text:p>
          </table:table-cell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0.6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24.5</text:p>
          </table:table-cell>
          <table:table-cell office:value-type="string">
            <text:p>10.6</text:p>
          </table:table-cell>
          <table:table-cell office:value-type="string">
            <text:p>2.3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3.1</text:p>
          </table:table-cell>
          <table:table-cell office:value-type="string">
            <text:p>4.8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4.5</text:p>
          </table:table-cell>
          <table:table-cell office:value-type="string">
            <text:p>4.9</text:p>
          </table:table-cell>
          <table:table-cell office:value-type="string">
            <text:p>1.1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6.8</text:p>
          </table:table-cell>
          <table:table-cell office:value-type="string">
            <text:p>9.9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9</text:p>
          </table:table-cell>
          <table:table-cell office:value-type="string">
            <text:p>10.1</text:p>
          </table:table-cell>
          <table:table-cell office:value-type="string">
            <text:p>2.6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8">
            <text:p>8</text:p>
          </table:table-cell>
          <table:table-cell office:value-type="string">
            <text:p>10.8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2</text:p>
          </table:table-cell>
          <table:table-cell office:value-type="string">
            <text:p>4.1</text:p>
          </table:table-cell>
          <table:table-cell office:value-type="string">
            <text:p>1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8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4.6</text:p>
          </table:table-cell>
          <table:table-cell office:value-type="string">
            <text:p>10.1</text:p>
          </table:table-cell>
          <table:table-cell office:value-type="string">
            <text:p>2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on</text:p>
          </table:table-cell>
          <table:table-cell office:value-type="string">
            <text:p>0.7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2</text:p>
          </table:table-cell>
          <table:table-cell office:value-type="string">
            <text:p>12.5</text:p>
          </table:table-cell>
          <table:table-cell office:value-type="string">
            <text:p>3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7.7</text:p>
          </table:table-cell>
          <table:table-cell office:value-type="string">
            <text:p>12.6</text:p>
          </table:table-cell>
          <table:table-cell office:value-type="string">
            <text:p>3.5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string">
            <text:p>5.2</text:p>
          </table:table-cell>
          <table:table-cell office:value-type="string">
            <text:p>10.8</text:p>
          </table:table-cell>
          <table:table-cell office:value-type="string">
            <text:p>2.3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4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bsp.</text:p>
          </table:table-cell>
          <table:table-cell office:value-type="float" office:value="6">
            <text:p>6</text:p>
          </table:table-cell>
          <table:table-cell office:value-type="string">
            <text:p>11.7</text:p>
          </table:table-cell>
          <table:table-cell office:value-type="string">
            <text:p>2.4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1.5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4.6</text:p>
          </table:table-cell>
          <table:table-cell office:value-type="string">
            <text:p>12.8</text:p>
          </table:table-cell>
          <table:table-cell office:value-type="string">
            <text:p>1.9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NA</text:p>
          </table:table-cell>
          <table:table-cell office:value-type="string">
            <text:p>0.9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5.1</text:p>
          </table:table-cell>
          <table:table-cell office:value-type="string">
            <text:p>12.8</text:p>
          </table:table-cell>
          <table:table-cell office:value-type="string">
            <text:p>2.3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rugueux</text:p>
          </table:table-cell>
          <table:table-cell office:value-type="string">
            <text:p>NA</text:p>
          </table:table-cell>
          <table:table-cell office:value-type="string">
            <text:p>1.1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sret</text:p>
          </table:table-cell>
          <table:table-cell office:value-type="string">
            <text:p>9.5</text:p>
          </table:table-cell>
          <table:table-cell office:value-type="float" office:value="12">
            <text:p>12</text:p>
          </table:table-cell>
          <table:table-cell office:value-type="string">
            <text:p>2.8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lisse</text:p>
          </table:table-cell>
          <table:table-cell office:value-type="string">
            <text:p>oui</text:p>
          </table:table-cell>
          <table:table-cell office:value-type="string">
            <text:p>2.8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11.2</text:p>
          </table:table-cell>
          <table:table-cell office:value-type="string">
            <text:p>14.5</text:p>
          </table:table-cell>
          <table:table-cell office:value-type="string">
            <text:p>3.7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rugueux</text:p>
          </table:table-cell>
          <table:table-cell office:value-type="string">
            <text:p>oui</text:p>
          </table:table-cell>
          <table:table-cell office:value-type="string">
            <text:p>3.0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3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eeri</text:p>
          </table:table-cell>
          <table:table-cell office:value-type="string">
            <text:p>28.6</text:p>
          </table:table-cell>
          <table:table-cell office:value-type="string">
            <text:p>13.8</text:p>
          </table:table-cell>
          <table:table-cell office:value-type="string">
            <text:p>2.9</text:p>
          </table:table-cell>
          <table:table-cell office:value-type="string">
            <text:p>non</text:p>
          </table:table-cell>
          <table:table-cell office:value-type="string">
            <text:p>clair</text:p>
          </table:table-cell>
          <table:table-cell office:value-type="string">
            <text:p>rugueux</text:p>
          </table:table-cell>
          <table:table-cell office:value-type="string">
            <text:p>NA</text:p>
          </table:table-cell>
          <table:table-cell office:value-type="string">
            <text:p>3.85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3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bcin</text:p>
          </table:table-cell>
          <table:table-cell office:value-type="string">
            <text:p>2.7</text:p>
          </table:table-cell>
          <table:table-cell office:value-type="string">
            <text:p>4.5</text:p>
          </table:table-cell>
          <table:table-cell office:value-type="string">
            <text:p>NA</text:p>
          </table:table-cell>
          <table:table-cell office:value-type="string">
            <text:p>non</text:p>
          </table:table-cell>
          <table:table-cell office:value-type="string">
            <text:p>sombre</text:p>
          </table:table-cell>
          <table:table-cell office:value-type="string">
            <text:p>lisse</text:p>
          </table:table-cell>
          <table:table-cell office:value-type="string">
            <text:p>NA</text:p>
          </table:table-cell>
          <table:table-cell office:value-type="string">
            <text:p>0.11</text:p>
          </table:table-cell>
        </table:table-row>
      </table:table>
      <table:table table:name="quad" table:style-name="ta1" table:print="false">
        <table:table-column table:style-name="co1" table:number-columns-repeated="34" table:default-cell-style-name="Default"/>
        <table:table-row table:style-name="ro1">
          <table:table-cell office:value-type="string">
            <text:p>transect</text:p>
          </table:table-cell>
          <table:table-cell office:value-type="string">
            <text:p>resp</text:p>
          </table:table-cell>
          <table:table-cell office:value-type="string">
            <text:p>date</text:p>
          </table:table-cell>
          <table:table-cell office:value-type="string">
            <text:p>coef</text:p>
          </table:table-cell>
          <table:table-cell office:value-type="string">
            <text:p>mode</text:p>
          </table:table-cell>
          <table:table-cell office:value-type="string">
            <text:p>d.chenal</text:p>
          </table:table-cell>
          <table:table-cell office:value-type="string">
            <text:p>d.mer</text:p>
          </table:table-cell>
          <table:table-cell office:value-type="string">
            <text:p>alt</text:p>
          </table:table-cell>
          <table:table-cell office:value-type="string">
            <text:p>surf</text:p>
          </table:table-cell>
          <table:table-cell office:value-type="string">
            <text:p>p.roc</text:p>
          </table:table-cell>
          <table:table-cell office:value-type="string">
            <text:p>p.moul</text:p>
          </table:table-cell>
          <table:table-cell office:value-type="string">
            <text:p>p.huit</text:p>
          </table:table-cell>
          <table:table-cell office:value-type="string">
            <text:p>p.bala</text:p>
          </table:table-cell>
          <table:table-cell office:value-type="string">
            <text:p>p.alg</text:p>
          </table:table-cell>
          <table:table-cell office:value-type="string">
            <text:p>p.encr</text:p>
          </table:table-cell>
          <table:table-cell office:value-type="string">
            <text:p>p.eau</text:p>
          </table:table-cell>
          <table:table-cell office:value-type="string">
            <text:p>s.flaq</text:p>
          </table:table-cell>
          <table:table-cell office:value-type="string">
            <text:p>d.flaq</text:p>
          </table:table-cell>
          <table:table-cell office:value-type="string">
            <text:p>Bitret</text:p>
          </table:table-cell>
          <table:table-cell office:value-type="string">
            <text:p>Gibcin</text:p>
          </table:table-cell>
          <table:table-cell office:value-type="string">
            <text:p>Gibsp.</text:p>
          </table:table-cell>
          <table:table-cell office:value-type="string">
            <text:p>Gibtum</text:p>
          </table:table-cell>
          <table:table-cell office:value-type="string">
            <text:p>Litlit</text:p>
          </table:table-cell>
          <table:table-cell office:value-type="string">
            <text:p>Litobt</text:p>
          </table:table-cell>
          <table:table-cell office:value-type="string">
            <text:p>Litrud</text:p>
          </table:table-cell>
          <table:table-cell office:value-type="string">
            <text:p>Litsax</text:p>
          </table:table-cell>
          <table:table-cell office:value-type="string">
            <text:p>Monlin</text:p>
          </table:table-cell>
          <table:table-cell office:value-type="string">
            <text:p>Nasinc</text:p>
          </table:table-cell>
          <table:table-cell office:value-type="string">
            <text:p>Naspyg</text:p>
          </table:table-cell>
          <table:table-cell office:value-type="string">
            <text:p>Nasret</text:p>
          </table:table-cell>
          <table:table-cell office:value-type="string">
            <text:p>Oceeri</text:p>
          </table:table-cell>
          <table:table-cell office:value-type="string">
            <text:p>Patsp.</text:p>
          </table:table-cell>
          <table:table-cell office:value-type="string">
            <text:p>Rispar</text:p>
          </table:table-cell>
          <table:table-cell office:value-type="string">
            <text:p>Thalap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24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2.85</text:p>
          </table:table-cell>
          <table:table-cell office:value-type="string">
            <text:p>0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2.85</text:p>
          </table:table-cell>
          <table:table-cell office:value-type="string">
            <text:p>0.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2.15</text:p>
          </table:table-cell>
          <table:table-cell office:value-type="string">
            <text:p>0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.5</text:p>
          </table:table-cell>
          <table:table-cell office:value-type="string">
            <text:p>0.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2.15</text:p>
          </table:table-cell>
          <table:table-cell office:value-type="string">
            <text:p>0.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1.9</text:p>
          </table:table-cell>
          <table:table-cell office:value-type="string">
            <text:p>0.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.65</text:p>
          </table:table-cell>
          <table:table-cell office:value-type="string">
            <text:p>0.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.2</text:p>
          </table:table-cell>
          <table:table-cell office:value-type="string">
            <text:p>0.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3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nicolas.leroux.1</text:p>
          </table:table-cell>
          <table:table-cell office:value-type="string">
            <text:p>21septembre2017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8</text:p>
          </table:table-cell>
          <table:table-cell office:value-type="string">
            <text:p>0.3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20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8S</meta:editing-duration>
    <meta:editing-cycles>4</meta:editing-cycles>
    <meta:generator>OpenOffice/4.1.3$Win32 OpenOffice.org_project/413m1$Build-9783</meta:generator>
    <dc:date>2017-11-21T20:28:56.72</dc:date>
    <meta:document-statistic meta:table-count="2" meta:cell-count="20559" meta:object-count="0"/>
    <meta:user-defined meta:name="Info 1"/>
    <meta:user-defined meta:name="Info 2"/>
    <meta:user-defined meta:name="Info 3"/>
    <meta:user-defined meta:name="Info 4"/>
  </office:meta>
</office:document-meta>
</file>